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pitch="variable"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b8ed2" officeooo:paragraph-rsid="001c2cc8"/>
    </style:style>
    <style:style style:name="P2" style:family="paragraph" style:parent-style-name="Standard">
      <style:paragraph-properties fo:text-align="justify" style:justify-single-word="false"/>
      <style:text-properties officeooo:rsid="001b8ed2" officeooo:paragraph-rsid="001b8ed2"/>
    </style:style>
    <style:style style:name="P3" style:family="paragraph" style:parent-style-name="Standard" style:list-style-name="L1">
      <style:paragraph-properties fo:text-align="justify" style:justify-single-word="false"/>
      <style:text-properties officeooo:rsid="001b8ed2" officeooo:paragraph-rsid="001b8ed2"/>
    </style:style>
    <style:style style:name="P4" style:family="paragraph" style:parent-style-name="Standard" style:list-style-name="L1">
      <style:paragraph-properties fo:text-align="justify" style:justify-single-word="false"/>
      <style:text-properties officeooo:rsid="001c2cc8" officeooo:paragraph-rsid="001c2cc8"/>
    </style:style>
    <style:style style:name="T1" style:family="text">
      <style:text-properties fo:background-color="#ffff99" loext:char-shading-value="0"/>
    </style:style>
    <style:style style:name="T2" style:family="text">
      <style:text-properties style:font-name="Liberation Mono"/>
    </style:style>
    <style:style style:name="T3" style:family="text">
      <style:text-properties fo:background-color="#eeeeee" loext:char-shading-value="0"/>
    </style:style>
    <style:style style:name="T4" style:family="text">
      <style:text-properties officeooo:rsid="001c2cc8" fo:background-color="#eeeeee" loext:char-shading-value="0"/>
    </style:style>
    <style:style style:name="T5" style:family="text">
      <style:text-properties officeooo:rsid="001c2cc8"/>
    </style:style>
    <style:style style:name="T6" style:family="text">
      <style:text-properties officeooo:rsid="001c2cc8" fo:background-color="transparent" loext:char-shading-value="0"/>
    </style:style>
    <style:style style:name="T7" style:family="text">
      <style:text-properties fo:font-style="italic" fo:background-color="#eeeeee" loext:char-shading-value="0" style:font-style-asian="italic" style:font-style-complex="italic"/>
    </style:style>
    <style:style style:name="T8" style:family="text">
      <style:text-properties fo:font-style="italic" officeooo:rsid="001c2cc8" fo:background-color="#eeeeee" loext:char-shading-value="0"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ListeMicMacCommand.ods aims to help the experimented MicMac user to find the adequat command. <text:s/><text:span text:style-name="T5">I do not plan to put comment on the semantic of the command, as there is the inline help for brief comments and refrerence documentation for detailled command. This file is « just » and « aide-mémoire », when one knows that the command he needs probably exists but can remember what is its name. The idea is that one generally knows what is the input, or the output, or the main feature … of his command, by sorting the line of this file, he can retrieve it easily.</text:span></text:p>
      <text:p text:style-name="P1">The meaning of the columns are :</text:p>
      <text:p text:style-name="P2"/>
      <text:list xml:id="list4093189793652008440" text:style-name="L1">
        <text:list-item>
          <text:p text:style-name="P3"><text:span text:style-name="T1">NAME </text:span>: quite obvious like <text:span text:style-name="T2">Tapas, Campari </text:span>….</text:p>
        </text:list-item>
        <text:list-item>
          <text:p text:style-name="P3"><text:span text:style-name="T1">WithOption </text:span>: some command have so many option, that they cannot be well described by a single line, some important option can be described here ; for example <text:span text:style-name="T2">Campari</text:span> is mainly a command for creating orientation (class Ori) , but the <text:span text:style-name="T2">ExpImRes=</text:span> option of <text:span text:style-name="T2">Campari</text:span> ...is used for control, somewhat it can be considered as a command by itself (from class Control) ;</text:p>
        </text:list-item>
        <text:list-item>
          <text:p text:style-name="P3"><text:span text:style-name="T1">MainFeature </text:span>: in the enumerated values <text:span text:style-name="T3">Control, Convert, ImProc (Image Processing), Interf, Orient, TiePoints</text:span></text:p>
        </text:list-item>
        <text:list-item>
          <text:p text:style-name="P3"><text:span text:style-name="T1">MainInput </text:span>: in the <text:s/>enumerated values <text:span text:style-name="T3">GCP, TieP, XML, Images, CloudXML (</text:span><text:span text:style-name="T7">= depth map+ XML meta data to create 3D</text:span><text:span text:style-name="T3">), Ply, </text:span><text:span text:style-name="T4">TextF (</text:span><text:span text:style-name="T8">File in texte format</text:span><text:span text:style-name="T4">)</text:span><text:span text:style-name="T3"> </text:span><text:span text:style-name="T6">sometime it can be quite arbritrary to separate main from secondary output</text:span></text:p>
        </text:list-item>
        <text:list-item>
          <text:p text:style-name="P3"><text:span text:style-name="T1">MainOutput </text:span>: <text:span text:style-name="T5">as input</text:span></text:p>
        </text:list-item>
        <text:list-item>
          <text:p text:style-name="P4"><text:span text:style-name="T1">Group </text:span>:does it belong to a subgroup as <text:span text:style-name="T2">TestLib</text:span>, or is it directly callable from <text:span text:style-name="T2">mm3d</text:span></text:p>
        </text:list-item>
        <text:list-item>
          <text:p text:style-name="P4"><text:span text:style-name="T1">OtherInput, OtherOutput </text:span>: many command requires several input or produce several outpu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pitch="variable"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buntu </meta:initial-creator>
    <meta:creation-date>2017-09-14T17:40:39.176742698</meta:creation-date>
    <meta:generator>LibreOffice/5.0.6.2$Linux_X86_64 LibreOffice_project/00m0$Build-2</meta:generator>
    <dc:date>2017-09-14T18:11:36.161481269</dc:date>
    <dc:creator>ubuntu </dc:creator>
    <meta:editing-duration>PT12M41S</meta:editing-duration>
    <meta:editing-cycles>2</meta:editing-cycles>
    <meta:document-statistic meta:table-count="0" meta:image-count="0" meta:object-count="0" meta:page-count="1" meta:paragraph-count="9" meta:word-count="272" meta:character-count="1529" meta:non-whitespace-character-count="1271"/>
  </office:meta>
</office:document-meta>
</file>